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578a" officeooo:paragraph-rsid="00185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gs are co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09:54.079309189</meta:creation-date>
    <dc:date>2024-01-27T15:10:16.839621584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6.4.1$Linux_X86_64 LibreOffice_project/60$Build-1</meta:generator>
  </office:meta>
</office:document-meta>
</file>